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20pt" fo:language="en" fo:country="AU" fo:font-weight="bold" style:font-size-asian="20pt" style:language-asian="zxx" style:country-asian="none" style:font-weight-asian="bold" style:font-size-complex="20pt" style:language-complex="zxx" style:country-complex="none" style:font-weight-complex="bold"/>
    </style:style>
    <style:style style:name="P3" style:family="paragraph" style:parent-style-name="Standard">
      <style:paragraph-properties fo:text-align="center" style:justify-single-word="false"/>
      <style:text-properties style:font-name="Arial" fo:font-size="24pt" fo:language="en" fo:country="AU" fo:font-weight="bold" style:font-size-asian="24pt" style:language-asian="zxx" style:country-asian="none" style:font-weight-asian="bold" style:font-size-complex="24pt" style:language-complex="zxx" style:country-complex="none" style:font-weight-complex="bold"/>
    </style:style>
    <style:style style:name="P4" style:family="paragraph" style:parent-style-name="Standard">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5" style:family="paragraph" style:parent-style-name="Standard">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6" style:family="paragraph" style:parent-style-name="Standard">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7" style:family="paragraph" style:parent-style-name="Text_20_body">
      <style:text-properties style:font-name="Arial" fo:font-size="11pt" fo:language="en" fo:country="AU" style:font-size-asian="11pt" style:language-asian="zxx" style:country-asian="none" style:font-size-complex="11pt" style:language-complex="zxx" style:country-complex="none"/>
    </style:style>
    <style:style style:name="P8" style:family="paragraph" style:parent-style-name="Text_20_body">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9" style:family="paragraph" style:parent-style-name="Contents_20_Heading">
      <style:paragraph-properties fo:break-before="page"/>
      <style:text-properties style:font-name="Arial"/>
    </style:style>
    <style:style style:name="P10" style:family="paragraph" style:parent-style-name="Contents_20_1">
      <style:paragraph-properties>
        <style:tab-stops>
          <style:tab-stop style:position="6.6925in" style:type="right" style:leader-style="dotted" style:leader-text="."/>
        </style:tab-stops>
      </style:paragraph-properties>
      <style:text-properties style:font-name="Arial"/>
    </style:style>
    <style:style style:name="P11" style:family="paragraph" style:parent-style-name="Contents_20_2">
      <style:paragraph-properties>
        <style:tab-stops>
          <style:tab-stop style:position="6.4957in" style:type="right" style:leader-style="dotted" style:leader-text="."/>
        </style:tab-stops>
      </style:paragraph-properties>
      <style:text-properties style:font-name="Arial"/>
    </style:style>
    <style:style style:name="P12" style:family="paragraph" style:parent-style-name="Contents_20_3">
      <style:paragraph-properties>
        <style:tab-stops>
          <style:tab-stop style:position="6.2992in" style:type="right" style:leader-style="dotted" style:leader-text="."/>
        </style:tab-stops>
      </style:paragraph-properties>
      <style:text-properties style:font-name="Arial"/>
    </style:style>
    <style:style style:name="P13" style:family="paragraph" style:parent-style-name="Heading_20_3">
      <style:text-properties style:font-name="Arial" fo:language="en" fo:country="AU" style:language-asian="zxx" style:country-asian="none" style:language-complex="zxx" style:country-complex="none"/>
    </style:style>
    <style:style style:name="P14" style:family="paragraph" style:parent-style-name="Heading_20_2">
      <style:text-properties style:font-name="Arial" fo:language="en" fo:country="AU" style:language-asian="zxx" style:country-asian="none" style:language-complex="zxx" style:country-complex="none"/>
    </style:style>
    <style:style style:name="P15" style:family="paragraph" style:parent-style-name="Heading_20_1">
      <style:text-properties style:font-name="Arial" fo:language="en" fo:country="AU" style:language-asian="zxx" style:country-asian="none" style:language-complex="zxx" style:country-complex="none"/>
    </style:style>
    <style:style style:name="P16" style:family="paragraph" style:parent-style-name="Heading_20_1">
      <style:paragraph-properties fo:break-before="page"/>
      <style:text-properties style:font-name="Arial" fo:language="en" fo:country="AU" style:language-asian="zxx" style:country-asian="none" style:language-complex="zxx" style:country-complex="none"/>
    </style:style>
    <style:style style:name="P17" style:family="paragraph" style:parent-style-name="Heading_20_1">
      <style:paragraph-properties fo:break-before="page"/>
      <style:text-properties style:font-name="Arial" fo:font-weight="bold" style:font-weight-asian="bold" style:font-weight-complex="bold"/>
    </style:style>
    <style:style style:name="P18" style:family="paragraph" style:parent-style-name="Text_20_body" style:list-style-name="L1">
      <style:paragraph-properties fo:line-height="100%"/>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19" style:family="paragraph" style:parent-style-name="Text_20_body" style:list-style-name="L7">
      <style:text-properties style:font-name="Arial" fo:font-size="11pt" fo:language="en" fo:country="AU" fo:font-style="italic" style:font-size-asian="11pt" style:language-asian="zxx" style:country-asian="none" style:font-style-asian="italic" style:font-size-complex="11pt" style:language-complex="zxx" style:country-complex="none" style:font-style-complex="italic"/>
    </style:style>
    <style:style style:name="P20" style:family="paragraph" style:parent-style-name="Text_20_body" style:list-style-name="L2">
      <style:text-properties style:font-name="Arial" fo:font-size="11pt" fo:language="en" fo:country="AU" style:font-size-asian="11pt" style:language-asian="zxx" style:country-asian="none" style:font-size-complex="11pt" style:language-complex="zxx" style:country-complex="none"/>
    </style:style>
    <style:style style:name="P21" style:family="paragraph" style:parent-style-name="Text_20_body" style:list-style-name="L3">
      <style:text-properties style:font-name="Arial" fo:font-size="11pt" fo:language="en" fo:country="AU" style:font-size-asian="11pt" style:language-asian="zxx" style:country-asian="none" style:font-size-complex="11pt" style:language-complex="zxx" style:country-complex="none"/>
    </style:style>
    <style:style style:name="P22" style:family="paragraph" style:parent-style-name="Text_20_body" style:list-style-name="L4">
      <style:text-properties style:font-name="Arial" fo:font-size="11pt" fo:language="en" fo:country="AU" style:font-size-asian="11pt" style:language-asian="zxx" style:country-asian="none" style:font-size-complex="11pt" style:language-complex="zxx" style:country-complex="none"/>
    </style:style>
    <style:style style:name="P23" style:family="paragraph" style:parent-style-name="Text_20_body" style:list-style-name="L5">
      <style:text-properties style:font-name="Arial" fo:font-size="11pt" fo:language="en" fo:country="AU" style:font-size-asian="11pt" style:language-asian="zxx" style:country-asian="none" style:font-size-complex="11pt" style:language-complex="zxx" style:country-complex="none"/>
    </style:style>
    <style:style style:name="P24" style:family="paragraph" style:parent-style-name="Text_20_body" style:list-style-name="L6">
      <style:text-properties style:font-name="Arial" fo:font-size="11pt" fo:language="en" fo:country="AU" style:font-size-asian="11pt" style:language-asian="zxx" style:country-asian="none" style:font-size-complex="11pt" style:language-complex="zxx" style:country-complex="none"/>
    </style:style>
    <style:style style:name="P25" style:family="paragraph" style:parent-style-name="Text_20_body" style:list-style-name="L8">
      <style:text-properties style:font-name="Arial" fo:font-size="11pt" fo:language="en" fo:country="AU" style:font-size-asian="11pt" style:language-asian="zxx" style:country-asian="none" style:font-size-complex="11pt" style:language-complex="zxx" style:country-complex="none"/>
    </style:style>
    <style:style style:name="P26" style:family="paragraph" style:parent-style-name="Text_20_body" style:list-style-name="L9">
      <style:text-properties style:font-name="Arial" fo:font-size="11pt" fo:language="en" fo:country="AU" style:font-size-asian="11pt" style:language-asian="zxx" style:country-asian="none" style:font-size-complex="11pt" style:language-complex="zxx" style:country-complex="none"/>
    </style:style>
    <style:style style:name="P27" style:family="paragraph" style:parent-style-name="Text_20_body" style:list-style-name="L7">
      <style:text-properties style:font-name="Arial" fo:font-size="11pt" fo:language="en" fo:country="AU" style:font-size-asian="11pt" style:language-asian="zxx" style:country-asian="none" style:font-size-complex="11pt" style:language-complex="zxx" style:country-complex="none"/>
    </style:style>
    <style:style style:name="P28" style:family="paragraph" style:parent-style-name="Text_20_body" style:list-style-name="L11">
      <style:text-properties style:font-name="Arial" fo:font-size="11pt" fo:language="en" fo:country="AU" style:font-size-asian="11pt" style:language-asian="zxx" style:country-asian="none" style:font-size-complex="11pt" style:language-complex="zxx" style:country-complex="none"/>
    </style:style>
    <style:style style:name="P29" style:family="paragraph" style:parent-style-name="Text_20_body" style:list-style-name="L12">
      <style:text-properties style:font-name="Arial" fo:font-size="11pt" fo:language="en" fo:country="AU" style:font-size-asian="11pt" style:language-asian="zxx" style:country-asian="none" style:font-size-complex="11pt" style:language-complex="zxx" style:country-complex="none"/>
    </style:style>
    <style:style style:name="P30" style:family="paragraph" style:parent-style-name="Text_20_body" style:list-style-name="L7">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1" style:family="paragraph" style:parent-style-name="Text_20_body" style:list-style-name="L10">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2" style:family="paragraph" style:parent-style-name="Text_20_body" style:list-style-name="L13">
      <style:text-properties style:font-name="Arial" fo:font-size="11pt" fo:language="en" fo:country="AU" fo:font-weight="normal" style:font-size-asian="11pt" style:language-asian="zxx" style:country-asian="none" style:font-weight-asian="normal" style:font-size-complex="11pt" style:language-complex="zxx" style:country-complex="none" style:font-weight-complex="normal"/>
    </style:style>
    <style:style style:name="P33" style:family="paragraph" style:parent-style-name="Text_20_body" style:list-style-name="L7">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4" style:family="paragraph" style:parent-style-name="Text_20_body" style:list-style-name="L10">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5" style:family="paragraph" style:parent-style-name="Text_20_body" style:list-style-name="L13">
      <style:text-properties style:font-name="Arial" fo:font-size="11pt" fo:language="en" fo:country="AU" fo:font-weight="bold" style:font-size-asian="11pt" style:language-asian="zxx" style:country-asian="none" style:font-weight-asian="bold" style:font-size-complex="11pt" style:language-complex="zxx" style:country-complex="none" style:font-weight-complex="bold"/>
    </style:style>
    <style:style style:name="P36" style:family="paragraph" style:parent-style-name="Text_20_body" style:list-style-name="L7">
      <style:text-properties style:font-name="Arial" fo:font-size="11pt" fo:language="en" fo:country="AU" fo:font-style="normal" fo:font-weight="bold" style:font-size-asian="11pt" style:language-asian="zxx" style:country-asian="none" style:font-style-asian="normal" style:font-weight-asian="bold" style:font-size-complex="11pt" style:language-complex="zxx" style:country-complex="none" style:font-style-complex="normal" style:font-weight-complex="bold"/>
    </style:style>
    <style:style style:name="P37" style:family="paragraph" style:parent-style-name="Text_20_body" style:list-style-name="L7">
      <style:text-properties style:font-name="Arial" fo:font-size="11pt" fo:language="en" fo:country="AU" fo:font-style="normal" fo:font-weight="normal" style:font-size-asian="11pt" style:language-asian="zxx" style:country-asian="none" style:font-style-asian="normal" style:font-weight-asian="normal" style:font-size-complex="11pt" style:language-complex="zxx" style:country-complex="none" style:font-style-complex="normal" style:font-weight-complex="normal"/>
    </style:style>
    <style:style style:name="P38" style:family="paragraph" style:parent-style-name="Text_20_body" style:list-style-name="L7">
      <style:text-properties style:font-name="Arial" fo:font-size="11pt" fo:language="en" fo:country="AU" fo:font-style="normal" style:font-size-asian="11pt" style:language-asian="zxx" style:country-asian="none" style:font-style-asian="normal" style:font-size-complex="11pt" style:language-complex="zxx" style:country-complex="none" style:font-style-complex="normal"/>
    </style:style>
    <style:style style:name="P39" style:family="paragraph" style:parent-style-name="Text_20_body" style:list-style-name="L14">
      <style:text-properties style:font-name="Arial" fo:font-size="11pt" fo:font-weight="normal" style:font-size-asian="11pt" style:font-weight-asian="normal" style:font-size-complex="11pt" style:font-weight-complex="normal"/>
    </style:style>
    <style:style style:name="P40" style:family="paragraph" style:parent-style-name="Text_20_body" style:list-style-name="L15">
      <style:text-properties style:font-name="Arial" fo:font-size="11pt" style:font-size-asian="11pt" style:font-size-complex="11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3">Husk - General Design Document</text:p>
      <text:p text:style-name="P2"/>
      <text:p text:style-name="P2">Author: Chris Murphy</text:p>
      <text:p text:style-name="P2">Date created: 14/09/16</text:p>
      <text:p text:style-name="P2">Date last edited: 25/04/17</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9">Table of Contents</text:p>
          </text:index-title>
          <text:p text:style-name="P10">Intro<text:tab/>3</text:p>
          <text:p text:style-name="P10">Core Tenets<text:tab/>3</text:p>
          <text:p text:style-name="P10">Rough Plot<text:tab/>3</text:p>
          <text:p text:style-name="P10">Gameplay<text:tab/>4</text:p>
          <text:p text:style-name="P11">General Controls (Gamepad)<text:tab/>4</text:p>
          <text:p text:style-name="P11">Core Concepts<text:tab/>4</text:p>
          <text:p text:style-name="P12">Blood Absorption and the Energy Meter<text:tab/>4</text:p>
          <text:p text:style-name="P11">Gameplay Modes<text:tab/>4</text:p>
          <text:p text:style-name="P12">Main Mode - Arena<text:tab/>4</text:p>
          <text:p text:style-name="P12">Training Mode<text:tab/>5</text:p>
          <text:p text:style-name="P11">Player Characters – Sword Husk<text:tab/>5</text:p>
          <text:p text:style-name="P12">Move List<text:tab/>5</text:p>
          <text:p text:style-name="P10">Non-Gameplay<text:tab/>6</text:p>
          <text:p text:style-name="P11">Move List<text:tab/>6</text:p>
          <text:p text:style-name="P10">Additional Ideas and Possibilities<text:tab/>7</text:p>
          <text:p text:style-name="P11">Sword Husk Moves<text:tab/>7</text:p>
          <text:p text:style-name="P11">Hammer Husk Move List<text:tab/>7</text:p>
          <text:p text:style-name="P11">Misc<text:tab/>7</text:p>
          <text:p text:style-name="P10">Reference Games<text:tab/>9</text:p>
          <text:p text:style-name="P11">Metal Gear Rising: Revengeance<text:tab/>9</text:p>
          <text:p text:style-name="P11">Furi<text:tab/>9</text:p>
          <text:p text:style-name="P11">Spelunky<text:tab/>9</text:p>
          <text:p text:style-name="P11">DmC Devil May Cry<text:tab/>9</text:p>
          <text:p text:style-name="P11">Bayonetta<text:tab/>9</text:p>
          <text:p text:style-name="P11">Devil May Cry 3<text:tab/>9</text:p>
          <text:p text:style-name="P11">Devil May Cry 4<text:tab/>9</text:p>
          <text:p text:style-name="P11">Smash TV<text:tab/>9</text:p>
          <text:p text:style-name="P11">Devil Daggers<text:tab/>9</text:p>
          <text:p text:style-name="P11">Hyper Light Drifter<text:tab/>9</text:p>
          <text:p text:style-name="P11">Bloodborne<text:tab/>10</text:p>
          <text:p text:style-name="P11">DOOM (2016)<text:tab/>10</text:p>
          <text:p text:style-name="P11">Transformers: Devastation<text:tab/>10</text:p>
          <text:p text:style-name="P11">Hotline Miami<text:tab/>10</text:p>
          <text:p text:style-name="P11">Other potential reference games<text:tab/>10</text:p>
          <text:p text:style-name="P10">To-Do<text:tab/>11</text:p>
        </text:index-body>
      </text:table-of-content>
      <text:p text:style-name="P4"/>
      <text:p text:style-name="P5"/>
      <text:p text:style-name="P5"/>
      <text:h text:style-name="P16" text:outline-level="1">Intro</text:h>
      <text:p text:style-name="P4"><text:span text:style-name="T1">Husk</text:span> is a 2D top-down spectacle fighter in which you take the role of a monstrous, weaponised cyborg who uses the blood of their defeated enemies as energy to become more powerful. All of the gameplay takes place within a gladiatorial arena, with randomised waves of obstacles to overcome and enemies to slaughter. </text:p>
      <text:h text:style-name="P15" text:outline-level="1"/>
      <text:h text:style-name="P15" text:outline-level="1">Core Tenets</text:h>
      <text:list xml:id="list2253038463879347093" text:style-name="L1">
        <text:list-item>
          <text:p text:style-name="P18">You are the monster</text:p>
        </text:list-item>
        <text:list-item>
          <text:p text:style-name="P18">Replayability</text:p>
        </text:list-item>
        <text:list-item>
          <text:p text:style-name="P18">Player power increases in distinct levels directly related to the 'combo meter' </text:p>
        </text:list-item>
      </text:list>
      <text:h text:style-name="P15" text:outline-level="1"/>
      <text:h text:style-name="P15" text:outline-level="1">Rough Plot</text:h>
      <text:p text:style-name="P4">The world of <text:span text:style-name="T1">Husk</text:span><text:span text:style-name="T2"> is a barren wasteland, destroyed long ago by an apocalyptic war utilising advanced technology which obliterated the surface of the planet. The remnants of civilisation had been reduced to barbarous tribes of cyborgs until a brutal warlord conquered the strongest and united them into a new empire, proclaiming himself ruler. </text:span></text:p>
      <text:p text:style-name="P6"/>
      <text:p text:style-name="P4">The Husks are immensely dangerous cyborgs of unknown origin which have the unique ability to consume cyber-blood to increase their power beyond the limits of anything ever before seen. The downside to this ability is that without a constant supply they will run out of energy and fall into a state of hibernation, which is how they were first discovered and bought before the Emperor. </text:p>
      <text:p text:style-name="P4"/>
      <text:p text:style-name="P4">After several unsuccessful attempts were made to control them for use as his personal weapons, the Emperor has put the Husks to use in his gladiatorial arena as a demonstration of power to his citizens. Countless times, a hibernating Husk has been carried into the arena where slaves are sacrificed to awaken it and it slaughters everything in its path until there is no energy left to sustain it – but what if it were to consume enough blood to finally destroy its captors and escape into the outer world...</text:p>
      <text:p text:style-name="P4"/>
      <text:p text:style-name="P4">(Also, the Emperor is secretly a Husk).</text:p>
      <text:p text:style-name="P4"/>
      <text:h text:style-name="P15" text:outline-level="1"/>
      <text:h text:style-name="P16" text:outline-level="1">Gameplay</text:h>
      <text:h text:style-name="P14" text:outline-level="2">General Controls (Gamepad)</text:h>
      <text:list xml:id="list618435916465464366" text:style-name="L2">
        <text:list-item>
          <text:p text:style-name="P20">Movement – left analog stick</text:p>
        </text:list-item>
        <text:list-item>
          <text:p text:style-name="P20">Light attack – X</text:p>
        </text:list-item>
        <text:list-item>
          <text:p text:style-name="P20">Heavy attack – Y</text:p>
        </text:list-item>
        <text:list-item>
          <text:p text:style-name="P20">Absorb blood/blood-sucking attack – B</text:p>
        </text:list-item>
        <text:list-item>
          <text:p text:style-name="P20">Defensive move e.g. dodge/block – A</text:p>
        </text:list-item>
        <text:list-item>
          <text:p text:style-name="P20">Pause menu – Start button</text:p>
        </text:list-item>
        <text:list-item>
          <text:p text:style-name="P20">Move list – Select button</text:p>
        </text:list-item>
      </text:list>
      <text:h text:style-name="P14" text:outline-level="2"/>
      <text:h text:style-name="P14" text:outline-level="2">Core Concepts</text:h>
      <text:h text:style-name="P13" text:outline-level="3">Blood Absorption and the Energy Meter</text:h>
      <text:p text:style-name="P7">The player has a visible energy meter (known as the 'Blood Meter') which has several impacts on gameplay. Firstly, it serves as the health bar of the player – each time an enemy or obstacle successfully damages the player, energy will be drained from the meter. If the Blood Meter is completely emptied, the player 'dies' (i.e. is incapacitated and falls back into hibernation) and the game is over. Secondly, it serves as a variation on the 'combo meter' common in spectacle fighters – the difference being that it also directly affects gameplay by making the player character more powerful the higher it is filled. Similar to a traditional combo meter, the Blood Meter will also slowly drain over time with the rate depending on how high it is filled (the higher it is, the faster it drains) and thus encourage the player to always be on the attack.</text:p>
      <text:p text:style-name="P7">The player can gain energy in two ways:</text:p>
      <text:list xml:id="list7734557978231202656" text:style-name="L3">
        <text:list-item>
          <text:p text:style-name="P21">Attacking and killing enemies.</text:p>
        </text:list-item>
        <text:list-item>
          <text:p text:style-name="P21">Touching and absorbing the blood spilled by enemies when they are damaged. The player can also hold a button to pull spilled blood towards them, but this reduces their movement speed and makes them more vulnerable.</text:p>
        </text:list-item>
      </text:list>
      <text:h text:style-name="P14" text:outline-level="2"/>
      <text:h text:style-name="P14" text:outline-level="2">Gameplay Modes</text:h>
      <text:h text:style-name="P13" text:outline-level="3">Main Mode - Arena</text:h>
      <text:p text:style-name="P7">All of the main gameplay takes place within a rectangular arena, the entirety of which fits within the game window (e.g. a single room in Smash TV). The gameplay is wave-based, with the general loop being:</text:p>
      <text:list xml:id="list1661392014747187482" text:style-name="L4">
        <text:list-item>
          <text:p text:style-name="P22">A new wave starts – the arena is divided into a grid of squares, and a new configuration of walls and other obstacles will appear within the arena.</text:p>
        </text:list-item>
        <text:list-item>
          <text:p text:style-name="P22">Several groups of enemies will be spawned in over time for the player to defeat.</text:p>
        </text:list-item>
        <text:list-item>
          <text:p text:style-name="P22"><text:soft-page-break/>Once all of the groups in the wave have been defeated, the energy level of the player will temporarily stop draining and the loop begins again at step 1.</text:p>
        </text:list-item>
      </text:list>
      <text:h text:style-name="P13" text:outline-level="3">Training Mode</text:h>
      <text:list xml:id="list6891538310341215363" text:style-name="L5">
        <text:list-item>
          <text:p text:style-name="P23">Player has a number of settings to let them test out all their abilities:</text:p>
          <text:list>
            <text:list-item>
              <text:p text:style-name="P23">Small/large enemy type</text:p>
            </text:list-item>
            <text:list-item>
              <text:p text:style-name="P23">Passive/aggressive enemy</text:p>
            </text:list-item>
            <text:list-item>
              <text:p text:style-name="P23">Player blood level</text:p>
            </text:list-item>
          </text:list>
        </text:list-item>
        <text:list-item>
          <text:p text:style-name="P23">UI elements:</text:p>
          <text:list>
            <text:list-item>
              <text:p text:style-name="P23">A UI list which displays the player move list – the player can scroll through the list so that the inputs for the move/combo they are practising are always visible on the screen.</text:p>
            </text:list-item>
            <text:list-item>
              <text:p text:style-name="P23">Fighting game-style input sequence which displays the inputs of the player so that they know how the game is interpreting them – could flash/notify player if currently selected move in moves list is performed correctly?</text:p>
            </text:list-item>
          </text:list>
        </text:list-item>
        <text:list-item>
          <text:p text:style-name="P23">If the enemy is too far away, it moves back within range of the player.</text:p>
        </text:list-item>
      </text:list>
      <text:h text:style-name="P15" text:outline-level="1"/>
      <text:h text:style-name="P14" text:outline-level="2">Player Characters – Sword Husk</text:h>
      <text:list xml:id="list2492123041932419991" text:style-name="L6">
        <text:list-item>
          <text:p text:style-name="P24">Consists of a humanoid cyber-shell held together by a writhing mass of dark matter which it often forms into sharp tendrils to aid attacks (similar to The Darkness in <text:span text:style-name="T1">The Darkness 2</text:span>).</text:p>
          <text:list>
            <text:list-item>
              <text:p text:style-name="P24">This inner mass becomes more visible as the Blood Meter is filled and the Sword Husk becomes more powerful.</text:p>
            </text:list-item>
          </text:list>
        </text:list-item>
      </text:list>
      <text:h text:style-name="P13" text:outline-level="3">Move List</text:h>
      <text:list xml:id="list7245754858942229580" text:style-name="L7">
        <text:list-item>
          <text:p text:style-name="P30">Whenever the player successfully executes a 'pause' input mid-combo, the player character/their weapon flashes to notify the player (see <text:span text:style-name="T1">DmC: Devil May Cry</text:span>).</text:p>
        </text:list-item>
        <text:list-item>
          <text:p text:style-name="P30">The further an enemy is knocked backwards by an attack, the longer they remain staggered before regrouping.</text:p>
        </text:list-item>
        <text:list-item>
          <text:p text:style-name="P33">Dodge – A button:</text:p>
          <text:list>
            <text:list-item>
              <text:p text:style-name="P30">Causes the player to dodge in the currently-held movement direction, as well as providing a short period of invincibility for avoiding attacks when well-timed</text:p>
            </text:list-item>
            <text:list-item>
              <text:p text:style-name="P30">Dodge movement distance is based on degree of stick movement i.e. the player could perform a 'stationary dodge' if they wanted</text:p>
            </text:list-item>
            <text:list-item>
              <text:p text:style-name="P30"><text:span text:style-name="T3">Level 1</text:span> – standard dodge with invincibility-frames</text:p>
            </text:list-item>
            <text:list-item>
              <text:p text:style-name="P30"><text:span text:style-name="T3">Level 2</text:span> – player can quickly tap dodge right after being hit to nullify damage ('Bat Within' from <text:span text:style-name="T1">Bayonetta</text:span>) – has visual effect of Husk exploding into pieces and being pulled back together by its central mass</text:p>
            </text:list-item>
            <text:list-item>
              <text:p text:style-name="P30"><text:span text:style-name="T3">Level 3</text:span> – time slows down for everything other than the player for a short period (Witch Time from <text:span text:style-name="T1">Bayonetta</text:span><text:span text:style-name="T2">)</text:span></text:p>
            </text:list-item>
          </text:list>
        </text:list-item>
        <text:list-item>
          <text:p text:style-name="P36">ADD LEVELS TO BELOW MOVES!!!!!</text:p>
        </text:list-item>
        <text:list-item>
          <text:p text:style-name="P36"><text:soft-page-break/>Absorb Blood – Hold B button:</text:p>
          <text:list>
            <text:list-item>
              <text:p text:style-name="P37">Causes spilt blood in the environment to fly towards the player whilst also reducing the player's movement speed</text:p>
            </text:list-item>
          </text:list>
        </text:list-item>
        <text:list-item>
          <text:p text:style-name="P36">Exsanguinate Enemy – tap B when next to a vulnerable enemy:</text:p>
          <text:list>
            <text:list-item>
              <text:p text:style-name="P37">Instantly kills the enemy and absorbs all of their blood</text:p>
            </text:list-item>
          </text:list>
        </text:list-item>
        <text:list-item>
          <text:p text:style-name="P36">Combo A – X X X X:</text:p>
          <text:list>
            <text:list-item>
              <text:p text:style-name="P37">Front slash, front slash, front slash, front slash with knockback (Hacker from <text:span text:style-name="T1">DmC: Devil May Cry</text:span>)</text:p>
            </text:list-item>
          </text:list>
        </text:list-item>
        <text:list-item>
          <text:p text:style-name="P36">Combo B – X X . X X X:</text:p>
          <text:list>
            <text:list-item>
              <text:p text:style-name="P37">(First two frontal slashes of Combo A),, 3 spinning slashes, two front slashes, <text:s/>front slash with even more knockback than Combo A ender (Death Coil from <text:span text:style-name="T1">DmC: Devil May Cry</text:span>)</text:p>
            </text:list-item>
          </text:list>
        </text:list-item>
        <text:list-item>
          <text:p text:style-name="P36">Launcher - Y:</text:p>
          <text:list>
            <text:list-item>
              <text:p text:style-name="P37">Smashes the enemy backwards if it is a light enemy or a heavy enemy that has sufficiently staggered – fulfils the function of a launcher in a 3D spectacle fighter, except that it knocks enemies backwards instead of upwards</text:p>
            </text:list-item>
            <text:list-item>
              <text:p text:style-name="P37">Tap Y to perform the attack and remain in the same position, hold Y to cause the player to follow the motion of the launched enemy</text:p>
            </text:list-item>
          </text:list>
        </text:list-item>
        <text:list-item>
          <text:p text:style-name="P36">Fire Projectile – Hold X</text:p>
          <text:list>
            <text:list-item>
              <text:p text:style-name="P37">Charges and launches a damaging projectile when X is released, hold input to charge for greater damage (Drive from <text:span text:style-name="T1">DmC: Devil May Cry</text:span>)</text:p>
            </text:list-item>
          </text:list>
        </text:list-item>
        <text:list-item>
          <text:p text:style-name="P36">Fire Projectiles – X after Fire Projectile:</text:p>
          <text:list>
            <text:list-item>
              <text:p text:style-name="P37">Launches two more projectiles, the latter of which does knockback (Overdrive from <text:span text:style-name="T1">DmC: Devil May Cry</text:span>)</text:p>
            </text:list-item>
          </text:list>
        </text:list-item>
        <text:list-item>
          <text:p text:style-name="P36">Dash Attack – flick L in attack direction and press X:</text:p>
          <text:list>
            <text:list-item>
              <text:p text:style-name="P37">Lunges with a thrust attack that does knockback (Stinger from <text:span text:style-name="T1">DmC: Devil May Cry</text:span>)</text:p>
            </text:list-item>
          </text:list>
        </text:list-item>
        <text:list-item>
          <text:p text:style-name="P36">Dash Flurry – mash X after performing Dash Attack:</text:p>
          <text:list>
            <text:list-item>
              <text:p text:style-name="P37">Performs a flurry of blows ending with a final thrust that does knockback (Stinger from <text:span text:style-name="T1">DmC: Devil May Cry</text:span>)</text:p>
            </text:list-item>
          </text:list>
        </text:list-item>
      </text:list>
      <text:h text:style-name="P14" text:outline-level="2"/>
      <text:h text:style-name="P14" text:outline-level="2">Enemies</text:h>
      <text:list xml:id="list4934223786268570731" text:style-name="L8">
        <text:list-item>
          <text:p text:style-name="P25"/>
        </text:list-item>
      </text:list>
      <text:h text:style-name="P16" text:outline-level="1">Non-Gameplay</text:h>
      <text:h text:style-name="P14" text:outline-level="2">Move List</text:h>
      <text:list xml:id="list699829213569490451" text:style-name="L9">
        <text:list-item>
          <text:p text:style-name="P26">Must be directly accessible at all times during gameplay through a single button press.</text:p>
        </text:list-item>
        <text:list-item>
          <text:p text:style-name="P26">Save the scroll position for each time the list is accessed, so that the player can instantly return to the moves which they were last viewing.</text:p>
        </text:list-item>
      </text:list>
      <text:h text:style-name="P15" text:outline-level="1"/>
      <text:h text:style-name="P16" text:outline-level="1">Additional Ideas and Possibilities</text:h>
      <text:h text:style-name="P14" text:outline-level="2">Hammer Husk Move List</text:h>
      <text:list xml:id="list7998723606046744563" text:style-name="L10">
        <text:list-item>
          <text:p text:style-name="P34">Block – A button:</text:p>
          <text:list>
            <text:list-item>
              <text:p text:style-name="P31">Blocks blockable attacks, will do a high-damage parry attack if correctly timed</text:p>
            </text:list-item>
          </text:list>
        </text:list-item>
        <text:list-item>
          <text:p text:style-name="P31">Look at Arbiter and Eryx moveset in <text:span text:style-name="T1">DmC: Devil May Cry</text:span></text:p>
        </text:list-item>
      </text:list>
      <text:h text:style-name="P14" text:outline-level="2">Other Move Ideas</text:h>
      <text:list xml:id="list32419047" text:continue-list="list7245754858942229580" text:style-name="L7">
        <text:list-item>
          <text:p text:style-name="P33">Defensive moves – A button:</text:p>
          <text:list>
            <text:list-item>
              <text:p text:style-name="P30">DmC reboot-inspired grappling hook – grab and pull smaller enemies to player, grab bigger enemies/parts of the environment to pull player towards them</text:p>
            </text:list-item>
          </text:list>
        </text:list-item>
        <text:list-item>
          <text:p text:style-name="P27"/>
        </text:list-item>
        <text:list-item>
          <text:p text:style-name="P27">B = </text:p>
        </text:list-item>
        <text:list-item>
          <text:p text:style-name="P27">X -&gt; X -&gt; X -&gt; X -&gt; = Light combo, fast attacks in front of the player, can chain infinitely</text:p>
        </text:list-item>
        <text:list-item>
          <text:p text:style-name="P27">Y -&gt; Y -&gt; Y -&gt; Y -&gt; = Heavy combo, slower and wider-reaching attacks, moves the player forwards further with each attack</text:p>
        </text:list-item>
        <text:list-item>
          <text:p text:style-name="P27">-&gt; mash Y after 4 heavy combo attacks = quick stab attacks followed by a knockback (Trillion Stabs from DMC) – press X to initiate knockback quicker?</text:p>
        </text:list-item>
        <text:list-item>
          <text:p text:style-name="P27">Slight pause, -&gt; X within a light combo = light knockback attack, hold to follow enemy</text:p>
        </text:list-item>
        <text:list-item>
          <text:p text:style-name="P27">Slight pause, -&gt; Y within a heavy combo = heavy knockback attack, hold to follow enemy</text:p>
        </text:list-item>
        <text:list-item>
          <text:p text:style-name="P27">Flick L in direction and press Y = Stinger from DMC</text:p>
        </text:list-item>
        <text:list-item>
          <text:p text:style-name="P19">Spinning combo for when surrounded</text:p>
        </text:list-item>
        <text:list-item>
          <text:p text:style-name="P27">Hold X and charge, then release = Sheathe then quickdraw, slashes appear all around player in a circle</text:p>
        </text:list-item>
        <text:list-item>
          <text:p text:style-name="P19">Release force wave</text:p>
        </text:list-item>
        <text:list-item>
          <text:p text:style-name="P19">Rotate L and mash Y = spinning attack</text:p>
        </text:list-item>
        <text:list-item>
          <text:p text:style-name="P38">Character can hold B to 'suck in' spilt blood in the environment, but it causes them to move slowly whilst doing so.</text:p>
        </text:list-item>
      </text:list>
      <text:h text:style-name="P14" text:outline-level="2">Misc</text:h>
      <text:list xml:id="list3566975653415154099" text:style-name="L11">
        <text:list-item>
          <text:p text:style-name="P28">Player character ideas:</text:p>
          <text:list>
            <text:list-item>
              <text:p text:style-name="P28">Uses Bayonetta-style guns and can 'hold' attacks to do more damage</text:p>
            </text:list-item>
            <text:list-item>
              <text:p text:style-name="P28">Uses a grappling hook as the defensive move – can grab and pull smaller enemies to player, grab bigger enemies/parts of the environment to pull player towards them</text:p>
            </text:list-item>
          </text:list>
        </text:list-item>
        <text:list-item>
          <text:p text:style-name="P28">The player gets some form of powerups between waves to add a feeling of progression?</text:p>
        </text:list-item>
        <text:list-item>
          <text:p text:style-name="P28">The visuals and the music layering change depending on the current energy meter level of the player – get more 'trippy' and colourful as the player becomes more powerful</text:p>
        </text:list-item>
        <text:list-item>
          <text:p text:style-name="P28">The theme of the game is basically post-apocalyptic cyber-Roman Empire – could use <text:soft-page-break/>motifs, symbols and names from that time period?</text:p>
        </text:list-item>
        <text:list-item>
          <text:p text:style-name="P28">Use blood-absorption button in combos e.g. tap blood absorb at end of a combo to instakill an enemy and take all of their blood straight away.</text:p>
        </text:list-item>
        <text:list-item>
          <text:p text:style-name="P28">At the end of each wave, a syringe-rope shoots out from the wall into the player and pulls them back against the wall until the arena is finished changing configuration – this accounts for the fact that the energy meter of the player stops draining during this period, as well as making sure that the player isn't in the way of any new obstacles being moved in. </text:p>
        </text:list-item>
        <text:list-item>
          <text:p text:style-name="P28">When attacked, the Husk splits into pieces but is pulled back together by strings of energy – makes it more monstrous. </text:p>
        </text:list-item>
        <text:list-item>
          <text:p text:style-name="P28">As the player becomes more powerful, The Darkness-style tendrils protrude from the body and are factored into attacks (e.g. adding range)</text:p>
        </text:list-item>
        <text:list-item>
          <text:p text:style-name="P28">When at max power, player can destroy elements of the enviroment?</text:p>
        </text:list-item>
        <text:list-item>
          <text:p text:style-name="P28">As part of the final boss encounter, the Emporer drains all of the audience seated around the arena</text:p>
        </text:list-item>
        <text:list-item>
          <text:p text:style-name="P28">Player characters are named after famous cannibals/vampires + Husk (like the Proxies in Ergo Proxy):</text:p>
          <text:list>
            <text:list-item>
              <text:p text:style-name="P28">Crow-Killer Husk (after Liver-Eating Johnson – name of the largest player character)</text:p>
            </text:list-item>
            <text:list-item>
              <text:p text:style-name="P28">Soap-Maker Husk (after Leonarda Cianciulli)</text:p>
            </text:list-item>
            <text:list-item>
              <text:p text:style-name="P28">Sawney Husk (after Sawney Bean)</text:p>
            </text:list-item>
            <text:list-item>
              <text:p text:style-name="P28">Saturn Husk (Emporer)</text:p>
            </text:list-item>
            <text:list-item>
              <text:p text:style-name="P28">Wendigo Husk</text:p>
            </text:list-item>
          </text:list>
        </text:list-item>
        <text:list-item>
          <text:p text:style-name="P28">Themes of addiction</text:p>
        </text:list-item>
        <text:list-item>
          <text:p text:style-name="P28">All of the menus are based around the meta-structure of someone watching tapes/live viewings of the Husk on a set of monitors (e.g. training mode is recordings of 'experiments' in a lab)</text:p>
          <text:list>
            <text:list-item>
              <text:p text:style-name="P28">When the player has beaten the game for the first time, the view of the monitors is splattered with blood and the hand that was controlling them is no longer there/replaced with the Husk</text:p>
            </text:list-item>
          </text:list>
        </text:list-item>
      </text:list>
      <text:p text:style-name="P6"/>
      <text:h text:style-name="P15" text:outline-level="1"/>
      <text:h text:style-name="P16" text:outline-level="1">Reference Games</text:h>
      <text:p text:style-name="P7">Titles in <text:span text:style-name="T3">bold</text:span> are yet to be fully researched for ideas.</text:p>
      <text:h text:style-name="P14" text:outline-level="2">Metal Gear Rising: Revengeance</text:h>
      <text:list xml:id="list2804144258968154659" text:style-name="L12">
        <text:list-item>
          <text:p text:style-name="P29">Combat (player abilities, enemy ideas, combo meter implementation, Zandatsu)</text:p>
        </text:list-item>
        <text:list-item>
          <text:p text:style-name="P29">Aesthetic</text:p>
        </text:list-item>
      </text:list>
      <text:h text:style-name="P14" text:outline-level="2">Furi</text:h>
      <text:list xml:id="list32405321" text:continue-numbering="true" text:style-name="L12">
        <text:list-item>
          <text:p text:style-name="P29">Combat (top-down 2D combat implementation, enemy ideas)</text:p>
        </text:list-item>
        <text:list-item>
          <text:p text:style-name="P29">Music</text:p>
        </text:list-item>
      </text:list>
      <text:h text:style-name="P14" text:outline-level="2">Spelunky</text:h>
      <text:list xml:id="list32421068" text:continue-numbering="true" text:style-name="L12">
        <text:list-item>
          <text:p text:style-name="P29">Game structure </text:p>
        </text:list-item>
      </text:list>
      <text:h text:style-name="P14" text:outline-level="2">DmC Devil May Cry</text:h>
      <text:list xml:id="list32424836" text:continue-numbering="true" text:style-name="L12">
        <text:list-item>
          <text:p text:style-name="P29">Combat (player abilities, enemy ideas, combo meter implementation, training room)</text:p>
        </text:list-item>
      </text:list>
      <text:h text:style-name="P14" text:outline-level="2">Bayonetta</text:h>
      <text:list xml:id="list32418320" text:continue-numbering="true" text:style-name="L12">
        <text:list-item>
          <text:p text:style-name="P29">Combat (player abilities, enemy ideas, combo meter implementation)</text:p>
        </text:list-item>
      </text:list>
      <text:h text:style-name="P14" text:outline-level="2">Devil May Cry 3</text:h>
      <text:list xml:id="list32425222" text:continue-numbering="true" text:style-name="L12">
        <text:list-item>
          <text:p text:style-name="P29">Combat (player abilities, enemy ideas, combo meter implementation)</text:p>
        </text:list-item>
      </text:list>
      <text:h text:style-name="P14" text:outline-level="2">Devil May Cry 4</text:h>
      <text:list xml:id="list32420933" text:continue-numbering="true" text:style-name="L12">
        <text:list-item>
          <text:p text:style-name="P29">Combat (player abilities, enemy ideas, combo meter implementation)</text:p>
        </text:list-item>
      </text:list>
      <text:h text:style-name="P14" text:outline-level="2">Smash TV</text:h>
      <text:list xml:id="list5374824816524603312" text:style-name="L13">
        <text:list-item>
          <text:p text:style-name="P32">Combat (enemy spawning, single-screen combat)</text:p>
        </text:list-item>
        <text:list-item>
          <text:p text:style-name="P32">Game loop</text:p>
        </text:list-item>
      </text:list>
      <text:h text:style-name="P14" text:outline-level="2">Devil Daggers</text:h>
      <text:list xml:id="list32399956" text:continue-list="list32420933" text:style-name="L12">
        <text:list-item>
          <text:p text:style-name="P29">Combat which takes place in the same arena throughout</text:p>
        </text:list-item>
        <text:list-item>
          <text:p text:style-name="P29">Game loop</text:p>
        </text:list-item>
      </text:list>
      <text:h text:style-name="P14" text:outline-level="2">Hyper Light Drifter</text:h>
      <text:list xml:id="list32403506" text:continue-numbering="true" text:style-name="L12">
        <text:list-item>
          <text:p text:style-name="P29">Combat (top-down 2D combat implementation, enemy ideas)</text:p>
        </text:list-item>
      </text:list>
      <text:h text:style-name="P14" text:outline-level="2"><text:soft-page-break/>Bloodborne</text:h>
      <text:list xml:id="list32414758" text:continue-numbering="true" text:style-name="L12">
        <text:list-item>
          <text:p text:style-name="P29">Combat ('rally' system which forces player to be aggressive, enemy ideas)</text:p>
        </text:list-item>
      </text:list>
      <text:h text:style-name="P14" text:outline-level="2">DOOM (2016)</text:h>
      <text:list xml:id="list32407187" text:continue-numbering="true" text:style-name="L12">
        <text:list-item>
          <text:p text:style-name="P29">Combat ('glory kill' system, enemy ideas, arena combat)</text:p>
        </text:list-item>
        <text:list-item>
          <text:p text:style-name="P29">Music</text:p>
        </text:list-item>
      </text:list>
      <text:h text:style-name="P14" text:outline-level="2">Transformers: Devastation</text:h>
      <text:list xml:id="list32419745" text:continue-numbering="true" text:style-name="L12">
        <text:list-item>
          <text:p text:style-name="P29">Combat (player abilities, enemy ideas, combo meter implementation)</text:p>
        </text:list-item>
      </text:list>
      <text:h text:style-name="P14" text:outline-level="2">Hotline Miami</text:h>
      <text:list xml:id="list32420328" text:continue-numbering="true" text:style-name="L12">
        <text:list-item>
          <text:p text:style-name="P29">Visual effects for when becoming 'blood-high'</text:p>
        </text:list-item>
        <text:list-item>
          <text:p text:style-name="P29">Music</text:p>
        </text:list-item>
      </text:list>
      <text:h text:style-name="P14" text:outline-level="2">Other potential reference games</text:h>
      <text:list xml:id="list32427885" text:continue-list="list5374824816524603312" text:style-name="L13">
        <text:list-item>
          <text:p text:style-name="P35">Painkiller <text:span text:style-name="T4">(all enemies drop pickups which make the player powerful, arena combat)</text:span></text:p>
        </text:list-item>
        <text:list-item>
          <text:p text:style-name="P35">Dark Souls <text:span text:style-name="T4">(combat)</text:span></text:p>
        </text:list-item>
        <text:list-item>
          <text:p text:style-name="P35">Nier: Automata <text:span text:style-name="T4">(combat)</text:span></text:p>
        </text:list-item>
        <text:list-item>
          <text:p text:style-name="P35">Nioh <text:span text:style-name="T4">(combat)</text:span></text:p>
        </text:list-item>
        <text:list-item>
          <text:p text:style-name="P35">The Darkness 2 <text:span text:style-name="T4">(inspiration for when player form becomes more 'monstrous')</text:span></text:p>
        </text:list-item>
        <text:list-item>
          <text:p text:style-name="P35">Prototype <text:span text:style-name="T4">(monstrous player abilities)</text:span></text:p>
        </text:list-item>
        <text:list-item>
          <text:p text:style-name="P35">Butcher<text:span text:style-name="T4"> (violence)</text:span></text:p>
        </text:list-item>
      </text:list>
      <text:p text:style-name="P8"/>
      <text:h text:style-name="P17" text:outline-level="1">To-Do</text:h>
      <text:h text:style-name="Heading_20_2" text:outline-level="2">Current</text:h>
      <text:list xml:id="list2676256316298180294" text:style-name="L15">
        <text:list-item>
          <text:p text:style-name="P40">Create a training room which contains the player and a single enemy and build upon the basic gameplay until it feels really good (similar to initial box which Tommy Refenes built to hone Meat Boy's movement in development of <text:span text:style-name="T1">Super Meat Boy</text:span><text:span text:style-name="T2">).</text:span></text:p>
          <text:list>
            <text:list-item>
              <text:p text:style-name="P40"><text:span text:style-name="T2">Implement various basic player moves taken from </text:span><text:span text:style-name="T1">DmC: Devil May Cry</text:span></text:p>
            </text:list-item>
            <text:list-item>
              <text:p text:style-name="P40"><text:span text:style-name="T2">Add additional player abilities such as blood-absorption and the defensive move</text:span></text:p>
            </text:list-item>
            <text:list-item>
              <text:p text:style-name="P40"><text:span text:style-name="T2">Build the functionality of the player enemy to completion (e.g. so that it attacks, spills blood, gets damaged, chases the player, etc.)</text:span></text:p>
            </text:list-item>
            <text:list-item>
              <text:p text:style-name="P40"><text:span text:style-name="T2">Finalise player feedback methods for best possible 'game feel' e.g. camera shake and zoom, gameplay stutter, etc.</text:span></text:p>
            </text:list-item>
          </text:list>
        </text:list-item>
      </text:list>
      <text:h text:style-name="Heading_20_2" text:outline-level="2">Future</text:h>
      <text:list xml:id="list1832705873589774824" text:style-name="L14">
        <text:list-item>
          <text:p text:style-name="P39">Add controller vibr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Arial" fo:font-size="10pt" style:font-size-asian="10pt" style:font-size-complex="10pt"/>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ge <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2DT10H47M16S</meta:editing-duration>
    <meta:editing-cycles>456</meta:editing-cycles>
    <meta:generator>OpenOffice/4.1.1$Win32 OpenOffice.org_project/411m6$Build-9775</meta:generator>
    <dc:date>2017-04-29T12:22:48.57</dc:date>
    <meta:document-statistic meta:table-count="0" meta:image-count="0" meta:object-count="0" meta:page-count="12" meta:paragraph-count="214" meta:word-count="2495" meta:character-count="13956"/>
    <meta:user-defined meta:name="Info 1"/>
    <meta:user-defined meta:name="Info 2"/>
    <meta:user-defined meta:name="Info 3"/>
    <meta:user-defined meta:name="Info 4"/>
  </office:meta>
</office:document-meta>
</file>